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middle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9" style:family="table-cell" style:parent-style-name="Default" style:data-style-name="N0">
      <style:table-cell-properties fo:border-top="2pt solid #000000" fo:border-bottom="none" fo:border-left="none" fo:border-right="2pt solid #000000" style:vertical-align="middle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middle"/>
    </style:style>
    <style:style style:name="ce1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8" table:default-cell-style-name="ce1"/>
        <table:table-row table:style-name="ro1">
          <table:table-cell office:value-type="string" table:number-columns-spanned="6" table:number-rows-spanned="1" table:style-name="ce18">
            <text:p>104學年度學生實習人數及時數統計表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14">
            <text:p>單位</text:p>
          </table:table-cell>
          <table:table-cell office:value-type="string" table:number-columns-spanned="2" table:number-rows-spanned="1" table:style-name="ce13">
            <text:p>全學年全部學分實習學生</text:p>
          </table:table-cell>
          <table:covered-table-cell/>
          <table:table-cell office:value-type="string" table:number-columns-spanned="2" table:number-rows-spanned="1" table:style-name="ce13">
            <text:p>部分學分實習學生</text:p>
          </table:table-cell>
          <table:covered-table-cell/>
          <table:table-cell office:value-type="string" table:number-columns-spanned="1" table:number-rows-spanned="2" table:style-name="ce14">
            <text:p>實習總時數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covered-table-cell/>
          <table:table-cell table:number-columns-repeated="16378"/>
        </table:table-row>
        <table:table-row table:style-name="ro3">
          <table:table-cell office:value-type="string" table:style-name="ce7">
            <text:p>人文社會學系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80" table:style-name="ce9">
            <text:p>16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土木工程學系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717.5" table:style-name="ce5">
            <text:p>2717.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建築研究所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7200" table:style-name="ce5">
            <text:p>72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科技法律研究所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教育研究所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8140" table:style-name="ce5">
            <text:p>81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傳播研究所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0" table:style-name="ce5">
            <text:p>1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傳播與科技學系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12820" table:style-name="ce5">
            <text:p>12820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運輸與物流管理學系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5088" table:style-name="ce12">
            <text:p>5088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總計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42" table:style-name="ce6">
            <text:p>42</text:p>
          </table:table-cell>
          <table:table-cell office:value-type="float" office:value="76" table:style-name="ce6">
            <text:p>76</text:p>
          </table:table-cell>
          <table:table-cell office:value-type="float" office:value="41806" table:style-name="ce6">
            <text:p>41806</text:p>
          </table:table-cell>
          <table:table-cell table:number-columns-repeated="16378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30:32Z</dc:date>
  </office:meta>
</office:document-meta>
</file>